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506cm" style:rel-column-width="14101*"/>
    </style:style>
    <style:style style:name="Tabella1.B" style:family="table-column">
      <style:table-column-properties style:column-width="5.495cm" style:rel-column-width="51434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.251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normal" officeooo:rsid="001a116f" officeooo:paragraph-rsid="00e6379d" style:font-name-asian="SimSun" style:font-size-asian="6pt" style:font-style-asian="normal" style:font-weight-asian="normal" style:font-name-complex="Tahoma" style:font-size-complex="6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1a116f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dcd9fe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e8d4c0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ecdff8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ecdff8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weight="bold" officeooo:rsid="001a116f" officeooo:paragraph-rsid="00d9edcc" style:font-name-asian="SimSun" style:font-size-asian="5pt" style:font-weight-asian="bold" style:font-name-complex="Tahoma" style:font-size-complex="5pt" style:font-weight-complex="bold" style:text-scale="80%"/>
    </style:style>
    <style:style style:name="P14" style:family="paragraph" style:parent-style-name="Standard">
      <style:text-properties officeooo:paragraph-rsid="00e6379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style:vertical-align="top"/>
      <style:text-properties fo:color="#000000" style:font-name="Arial" fo:font-size="7pt" fo:font-weight="bold" officeooo:rsid="008f47ca" officeooo:paragraph-rsid="00f5114e" style:font-name-asian="SimSun" style:font-size-asian="7pt" style:font-weight-asian="bold" style:font-name-complex="Tahoma" style:font-size-complex="7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officeooo:rsid="00dcd9fe"/>
    </style:style>
    <style:style style:name="T8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vertical-pos="bottom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6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6"><text:span text:style-name="T3"><text:placeholder text:placeholder-type="text">&lt;load(record, 'line', mode='data')&gt;</text:placeholder></text:span></text:p>
            <text:p text:style-name="P13"><text:span text:style-name="T4"><text:placeholder text:placeholder-type="text">&lt;load(record, 'period')&gt;</text:placeholder></text:span><text:span text:style-name="T9"><text:line-break/></text:span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15"><text:span text:style-name="T3"><text:s/></text:span><draw:frame draw:style-name="fr1" draw:name="image: barcode(load(record, 'ean13'), 'ean13')" text:anchor-type="as-char" svg:height="0.499cm" draw:z-index="0"><draw:text-box fo:min-width="5.399cm"><text:p text:style-name="P1"/></draw:text-box></draw:frame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11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12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True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placeholder text:placeholder-type="text">&lt;for each="(code, partner, address, order, qty, line, period) in get_report_placeholder(data)"&gt;</text:placeholder></text:p>
            <text:p text:style-name="P10"><text:span text:style-name="T5">Codice: </text:span><text:placeholder text:placeholder-type="text">&lt;code&gt;</text:placeholder> <text:span text:style-name="T7">Quantità: </text:span><text:placeholder text:placeholder-type="text">&lt;qty&gt;</text:placeholder></text:p>
            <text:p text:style-name="P8"><text:span text:style-name="T5">Partner: </text:span><text:placeholder text:placeholder-type="text">&lt;partner&gt;</text:placeholder> <text:span text:style-name="T5">Indirizzo: </text:span><text:placeholder text:placeholder-type="text">&lt;address&gt;</text:placeholder></text:p>
            <text:p text:style-name="P9">Ordine: <text:span text:style-name="T1"><text:placeholder text:placeholder-type="text">&lt;order&gt;</text:placeholder></text:span></text:p>
            <text:p text:style-name="P9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7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3:26:23.150289173</dc:date>
    <meta:editing-duration>PT15H24M12S</meta:editing-duration>
    <meta:editing-cycles>234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7" meta:word-count="65" meta:character-count="646" meta:non-whitespace-character-count="596"/>
  </office:meta>
</office:document-meta>
</file>